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2555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4236in" fo:break-before="auto" style:use-optimal-row-height="false"/>
    </style:style>
    <style:style style:name="ro9" style:family="table-row">
      <style:table-row-properties style:row-height="0.2354in" fo:break-before="auto" style:use-optimal-row-height="false"/>
    </style:style>
    <style:style style:name="ro10" style:family="table-row">
      <style:table-row-properties style:row-height="0.3575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5" style:family="table-cell" style:parent-style-name="Res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Res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Result" style:data-style-name="N3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Res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2">
      <style:text-properties style:font-name="Times New Roman"/>
    </style:style>
    <style:style style:name="ce30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border="0.06pt solid #000000"/>
      <style:text-properties style:font-name="Times New Roman" fo:font-size="12pt" style:font-size-asian="12pt" style:font-size-complex="12pt"/>
    </style:style>
    <style:style style:name="ce33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ext-properties style:font-name="Times New Roman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4" table:default-cell-style-name="ce21"/>
        <table:table-column table:style-name="co4" table:default-cell-style-name="ce29"/>
        <table:table-column table:style-name="co4" table:number-columns-repeated="3" table:default-cell-style-name="ce14"/>
        <table:table-column table:style-name="co6" table:default-cell-style-name="ce14"/>
        <table:table-column table:style-name="co5" table:number-columns-repeated="1016" table:default-cell-style-name="ce14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5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5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7"/>
        </table:table-row>
        <table:table-row table:style-name="ro4">
          <table:table-cell table:style-name="ce3" office:value-type="string" table:number-columns-spanned="7" table:number-rows-spanned="1">
            <text:p>BẢNG TỔNG HỢP VÉ SỐ BÁN THEO LÔ</text:p>
          </table:table-cell>
          <table:covered-table-cell/>
          <table:covered-table-cell table:number-columns-repeated="2" table:style-name="ce14"/>
          <table:covered-table-cell table:number-columns-repeated="3"/>
          <table:table-cell table:number-columns-repeated="1017"/>
        </table:table-row>
        <table:table-row table:style-name="ro5">
          <table:table-cell table:style-name="ce4" office:value-type="string" table:number-columns-spanned="7" table:number-rows-spanned="1">
            <text:p>Ngày: <text:a xlink:href="python://get_date()" xlink:type="simple">get_date</text:a>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5" table:number-columns-repeated="2"/>
          <table:table-cell table:style-name="ce22"/>
          <table:table-cell table:style-name="ce30"/>
          <table:table-cell table:style-name="ce5" table:number-columns-repeated="3"/>
          <table:table-cell table:number-columns-repeated="1017"/>
        </table:table-row>
        <table:table-row table:style-name="ro7">
          <table:table-cell table:style-name="ce6" office:value-type="string">
            <text:p>STT</text:p>
          </table:table-cell>
          <table:table-cell table:style-name="ce6" office:value-type="string">
            <text:p>Lô</text:p>
          </table:table-cell>
          <table:table-cell table:style-name="ce23" office:value-type="string">
            <text:p>Doanh thu</text:p>
          </table:table-cell>
          <table:table-cell table:style-name="ce31" office:value-type="string">
            <text:p>Tỉ trọng/DThu</text:p>
          </table:table-cell>
          <table:table-cell table:style-name="ce6" office:value-type="string">
            <text:p>Trả thưởng</text:p>
          </table:table-cell>
          <table:table-cell table:style-name="ce6" office:value-type="string">
            <text:p>Tỉ trọng/TT</text:p>
          </table:table-cell>
          <table:table-cell table:style-name="ce6" office:value-type="string">
            <text:p>TT/DT</text:p>
          </table:table-cell>
          <table:table-cell table:style-name="ce39" table:number-columns-repeated="1017"/>
        </table:table-row>
        <table:table-row table:style-name="ro9">
          <table:table-cell table:style-name="ce7" office:value-type="string" table:number-columns-spanned="7" table:number-rows-spanned="1">
            <text:p>2 số</text:p>
          </table:table-cell>
          <table:covered-table-cell table:style-name="ce16"/>
          <table:covered-table-cell table:style-name="ce24"/>
          <table:covered-table-cell table:style-name="ce32"/>
          <table:covered-table-cell table:number-columns-repeated="3" table:style-name="ce16"/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7" office:value-type="string">
            <text:p>Loại 2 số Đầu</text:p>
          </table:table-cell>
          <table:table-cell table:style-name="ce25" office:value-type="string">
            <text:p><text:a xlink:href="python://get_chitiet()['tong_dt_2_d']" xlink:type="simple">tong_dt_2_d</text:a></text:p>
          </table:table-cell>
          <table:table-cell table:style-name="ce33" office:value-type="string">
            <text:p><text:a xlink:href="python://get_chitiet()['tong_dt']%20and%20get_chitiet()['tong_dt_2_d']/get_chitiet()['tong_dt']*100" xlink:type="simple">tt_dt_2_d</text:a></text:p>
          </table:table-cell>
          <table:table-cell table:style-name="ce25" office:value-type="string">
            <text:p><text:a xlink:href="python://get_chitiet()['tong_tt_2_d']" xlink:type="simple">tong_tt_2_d</text:a></text:p>
          </table:table-cell>
          <table:table-cell table:style-name="ce33" office:value-type="string">
            <text:p><text:a xlink:href="python://get_chitiet()['tong_tt']%20and%20get_chitiet()['tong_tt_2_d']/get_chitiet()['tong_tt']*100" xlink:type="simple">tt_tt_2_d</text:a></text:p>
          </table:table-cell>
          <table:table-cell table:style-name="ce33" office:value-type="string">
            <text:p><text:a xlink:href="python://get_chitiet()['tong_dt_2_d']%20and%20get_chitiet()['tong_tt_2_d']/get_chitiet()['tong_dt_2_d']*100" xlink:type="simple">tt_2_d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8" office:value-type="string">
            <text:p>Loại 2 số Cuối</text:p>
          </table:table-cell>
          <table:table-cell table:style-name="ce25" office:value-type="string">
            <text:p><text:a xlink:href="python://get_chitiet()['tong_dt_2_c']" xlink:type="simple">tong_dt_2_c</text:a></text:p>
          </table:table-cell>
          <table:table-cell table:style-name="ce33" office:value-type="string">
            <text:p><text:a xlink:href="python://get_chitiet()['tong_dt']%20and%20get_chitiet()['tong_dt_2_c']/get_chitiet()['tong_dt']*100" xlink:type="simple">tt_dt_2_c</text:a></text:p>
          </table:table-cell>
          <table:table-cell table:style-name="ce25" office:value-type="string">
            <text:p><text:a xlink:href="python://get_chitiet()['tong_tt_2_c']" xlink:type="simple">tong_tt_2_c</text:a></text:p>
          </table:table-cell>
          <table:table-cell table:style-name="ce33" office:value-type="string">
            <text:p><text:a xlink:href="python://get_chitiet()['tong_tt']%20and%20get_chitiet()['tong_tt_2_c']/get_chitiet()['tong_tt']*100" xlink:type="simple">tt_tt_2_c</text:a></text:p>
          </table:table-cell>
          <table:table-cell table:style-name="ce33" office:value-type="string">
            <text:p><text:a xlink:href="python://get_chitiet()['tong_dt_2_c']%20and%20get_chitiet()['tong_tt_2_c']/get_chitiet()['tong_dt_2_c']*100" xlink:type="simple">tt_2_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8" office:value-type="string">
            <text:p>Loại 2 số 2 lô</text:p>
          </table:table-cell>
          <table:table-cell table:style-name="ce25" office:value-type="string">
            <text:p><text:a xlink:href="python://get_chitiet()['tong_dt_2_dc']" xlink:type="simple">tong_dt_2_dc</text:a></text:p>
          </table:table-cell>
          <table:table-cell table:style-name="ce33" office:value-type="string">
            <text:p><text:a xlink:href="python://get_chitiet()['tong_dt']%20and%20get_chitiet()['tong_dt_2_dc']/get_chitiet()['tong_dt']*100" xlink:type="simple">tt_dt_2_dc</text:a></text:p>
          </table:table-cell>
          <table:table-cell table:style-name="ce25" office:value-type="string">
            <text:p><text:a xlink:href="python://get_chitiet()['tong_tt_2_dc']" xlink:type="simple">tong_tt_2_dc</text:a></text:p>
          </table:table-cell>
          <table:table-cell table:style-name="ce33" office:value-type="string">
            <text:p><text:a xlink:href="python://get_chitiet()['tong_tt']%20and%20get_chitiet()['tong_tt_2_dc']/get_chitiet()['tong_tt']*100" xlink:type="simple">tt_tt_2_dc</text:a></text:p>
          </table:table-cell>
          <table:table-cell table:style-name="ce33" office:value-type="string">
            <text:p><text:a xlink:href="python://get_chitiet()['tong_dt_2_dc']%20and%20get_chitiet()['tong_tt_2_dc']/get_chitiet()['tong_dt_2_dc']*100" xlink:type="simple">2_dc</text:a></text:p>
          </table:table-cell>
          <table:table-cell table:number-columns-repeated="1017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Loại 2 số 18 lô</text:p>
          </table:table-cell>
          <table:table-cell table:style-name="ce25" office:value-type="string">
            <text:p><text:a xlink:href="python://get_chitiet()['tong_dt_2_18']" xlink:type="simple">tong_dt_2_18</text:a></text:p>
          </table:table-cell>
          <table:table-cell table:style-name="ce33" office:value-type="string">
            <text:p><text:a xlink:href="python://get_chitiet()['tong_dt']%20and%20get_chitiet()['tong_dt_2_18']/get_chitiet()['tong_dt']*100" xlink:type="simple">tt_dt_2_18</text:a></text:p>
          </table:table-cell>
          <table:table-cell table:style-name="ce25" office:value-type="string">
            <text:p><text:a xlink:href="python://get_chitiet()['tong_tt_2_18']" xlink:type="simple">tong_tt_2_18</text:a></text:p>
          </table:table-cell>
          <table:table-cell table:style-name="ce33" office:value-type="string">
            <text:p><text:a xlink:href="python://get_chitiet()['tong_tt']%20and%20get_chitiet()['tong_tt_2_18']/get_chitiet()['tong_tt']*100" xlink:type="simple">tt_tt_2_18</text:a></text:p>
          </table:table-cell>
          <table:table-cell table:style-name="ce33" office:value-type="string">
            <text:p><text:a xlink:href="python://get_chitiet()['tong_dt_2_18']%20and%20get_chitiet()['tong_tt_2_18']/get_chitiet()['tong_dt_2_18']*100" xlink:type="simple">tt_2_18</text:a>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2 số</text:p>
          </table:table-cell>
          <table:covered-table-cell table:style-name="ce20"/>
          <table:table-cell table:style-name="ce26" office:value-type="string">
            <text:p><text:a xlink:href="python://get_chitiet()['tong_dt_2']" xlink:type="simple">tong_dt_2</text:a></text:p>
          </table:table-cell>
          <table:table-cell table:style-name="ce34" office:value-type="string">
            <text:p><text:a xlink:href="python://get_chitiet()['tong_dt']%20and%20get_chitiet()['tong_dt_2']/get_chitiet()['tong_dt']*100" xlink:type="simple">tt_dt_2</text:a></text:p>
          </table:table-cell>
          <table:table-cell table:style-name="ce26" office:value-type="string">
            <text:p><text:a xlink:href="python://get_chitiet()['tong_tt_2']" xlink:type="simple">tong_tt_2</text:a></text:p>
          </table:table-cell>
          <table:table-cell table:style-name="ce34" office:value-type="string">
            <text:p><text:a xlink:href="python://get_chitiet()['tong_tt']%20and%20get_chitiet()['tong_tt_2']/get_chitiet()['tong_tt']*100" xlink:type="simple">tt_tt_2</text:a></text:p>
          </table:table-cell>
          <table:table-cell table:style-name="ce34" office:value-type="string">
            <text:p><text:a xlink:href="python://get_chitiet()['tong_dt_2']%20and%20get_chitiet()['tong_tt_2']/get_chitiet()['tong_dt_2']*100" xlink:type="simple">tt_2</text:a></text:p>
          </table:table-cell>
          <table:table-cell table:style-name="ce40" table:number-columns-repeated="1017"/>
        </table:table-row>
        <table:table-row table:style-name="ro9">
          <table:table-cell table:style-name="ce7" office:value-type="string" table:number-columns-spanned="7" table:number-rows-spanned="1">
            <text:p>3 số</text:p>
          </table:table-cell>
          <table:covered-table-cell table:style-name="ce16"/>
          <table:covered-table-cell table:style-name="ce27"/>
          <table:covered-table-cell table:style-name="ce35"/>
          <table:covered-table-cell table:style-name="ce27"/>
          <table:covered-table-cell table:number-columns-repeated="2" table:style-name="ce35"/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7" office:value-type="string">
            <text:p>Loại 3 số Đầu</text:p>
          </table:table-cell>
          <table:table-cell table:style-name="ce25" office:value-type="string">
            <text:p><text:a xlink:href="python://get_chitiet()['tong_dt_3_d']" xlink:type="simple">tong_dt_3_d</text:a></text:p>
          </table:table-cell>
          <table:table-cell table:style-name="ce33" office:value-type="string">
            <text:p><text:a xlink:href="python://get_chitiet()['tong_dt']%20and%20get_chitiet()['tong_dt_3_d']/get_chitiet()['tong_dt']*100" xlink:type="simple">tt_dt_3_d</text:a></text:p>
          </table:table-cell>
          <table:table-cell table:style-name="ce25" office:value-type="string">
            <text:p><text:a xlink:href="python://get_chitiet()['tong_tt_3_d']" xlink:type="simple">tong_tt_3_d</text:a></text:p>
          </table:table-cell>
          <table:table-cell table:style-name="ce33" office:value-type="string">
            <text:p><text:a xlink:href="python://get_chitiet()['tong_tt']%20and%20get_chitiet()['tong_tt_3_d']/get_chitiet()['tong_tt']*100" xlink:type="simple">tt_tt_3_d</text:a></text:p>
          </table:table-cell>
          <table:table-cell table:style-name="ce33" office:value-type="string">
            <text:p><text:a xlink:href="python://get_chitiet()['tong_dt_3_d']%20and%20get_chitiet()['tong_tt_3_d']/get_chitiet()['tong_dt_3_d']*100" xlink:type="simple">tt_3_d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8" office:value-type="string">
            <text:p>Loại 3 số Cuối</text:p>
          </table:table-cell>
          <table:table-cell table:style-name="ce25" office:value-type="string">
            <text:p><text:a xlink:href="python://get_chitiet()['tong_dt_3_c']" xlink:type="simple">tong_dt_3_c</text:a></text:p>
          </table:table-cell>
          <table:table-cell table:style-name="ce33" office:value-type="string">
            <text:p><text:a xlink:href="python://get_chitiet()['tong_dt']%20and%20get_chitiet()['tong_dt_3_c']/get_chitiet()['tong_dt']*100" xlink:type="simple">tt_dt_3_c</text:a></text:p>
          </table:table-cell>
          <table:table-cell table:style-name="ce25" office:value-type="string">
            <text:p><text:a xlink:href="python://get_chitiet()['tong_tt_3_c']" xlink:type="simple">tong_tt_3_c</text:a></text:p>
          </table:table-cell>
          <table:table-cell table:style-name="ce33" office:value-type="string">
            <text:p><text:a xlink:href="python://get_chitiet()['tong_tt']%20and%20get_chitiet()['tong_tt_3_c']/get_chitiet()['tong_tt']*100" xlink:type="simple">tt_tt_3_c</text:a></text:p>
          </table:table-cell>
          <table:table-cell table:style-name="ce33" office:value-type="string">
            <text:p><text:a xlink:href="python://get_chitiet()['tong_dt_3_c']%20and%20get_chitiet()['tong_tt_3_c']/get_chitiet()['tong_dt_3_c']*100" xlink:type="simple">tt_3_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8" office:value-type="string">
            <text:p>Loại 3 số 2 lô</text:p>
          </table:table-cell>
          <table:table-cell table:style-name="ce25" office:value-type="string">
            <text:p><text:a xlink:href="python://get_chitiet()['tong_dt_3_dc']" xlink:type="simple">tong_dt_3_dc</text:a></text:p>
          </table:table-cell>
          <table:table-cell table:style-name="ce33" office:value-type="string">
            <text:p><text:a xlink:href="python://get_chitiet()['tong_dt']%20and%20get_chitiet()['tong_dt_3_dc']/get_chitiet()['tong_dt']*100" xlink:type="simple">tt_dt_3_dc</text:a></text:p>
          </table:table-cell>
          <table:table-cell table:style-name="ce25" office:value-type="string">
            <text:p><text:a xlink:href="python://get_chitiet()['tong_tt_3_dc']" xlink:type="simple">tong_tt_3_dc</text:a></text:p>
          </table:table-cell>
          <table:table-cell table:style-name="ce33" office:value-type="string">
            <text:p><text:a xlink:href="python://get_chitiet()['tong_tt']%20and%20get_chitiet()['tong_tt_3_dc']/get_chitiet()['tong_tt']*100" xlink:type="simple">tt_tt_3_dc</text:a></text:p>
          </table:table-cell>
          <table:table-cell table:style-name="ce33" office:value-type="string">
            <text:p><text:a xlink:href="python://get_chitiet()['tong_dt_3_dc']%20and%20get_chitiet()['tong_tt_3_dc']/get_chitiet()['tong_dt_3_dc']*100" xlink:type="simple">tt_3_d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8" office:value-type="string">
            <text:p>Loại 3 số 7 lô</text:p>
          </table:table-cell>
          <table:table-cell table:style-name="ce25" office:value-type="string">
            <text:p><text:a xlink:href="python://get_chitiet()['tong_dt_3_7']" xlink:type="simple">tong_dt_3_7</text:a></text:p>
          </table:table-cell>
          <table:table-cell table:style-name="ce33" office:value-type="string">
            <text:p><text:a xlink:href="python://get_chitiet()['tong_dt']%20and%20get_chitiet()['tong_dt_3_7']/get_chitiet()['tong_dt']*100" xlink:type="simple">tt_dt_3_7</text:a></text:p>
          </table:table-cell>
          <table:table-cell table:style-name="ce25" office:value-type="string">
            <text:p><text:a xlink:href="python://get_chitiet()['tong_tt_3_7']" xlink:type="simple">tong_tt_3_7</text:a></text:p>
          </table:table-cell>
          <table:table-cell table:style-name="ce33" office:value-type="string">
            <text:p><text:a xlink:href="python://get_chitiet()['tong_tt']%20and%20get_chitiet()['tong_tt_3_7']/get_chitiet()['tong_tt']*100" xlink:type="simple">tt_tt_3_7</text:a></text:p>
          </table:table-cell>
          <table:table-cell table:style-name="ce33" office:value-type="string">
            <text:p><text:a xlink:href="python://get_chitiet()['tong_dt_3_7']%20and%20get_chitiet()['tong_tt_3_7']/get_chitiet()['tong_dt_3_7']*100" xlink:type="simple">tt_3_7</text:a></text:p>
          </table:table-cell>
          <table:table-cell table:number-columns-repeated="1017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Loại 3 số 17 lô</text:p>
          </table:table-cell>
          <table:table-cell table:style-name="ce25" office:value-type="string">
            <text:p><text:a xlink:href="python://get_chitiet()['tong_dt_3_17']" xlink:type="simple">tong_dt_3_17</text:a></text:p>
          </table:table-cell>
          <table:table-cell table:style-name="ce33" office:value-type="string">
            <text:p><text:a xlink:href="python://get_chitiet()['tong_dt']%20and%20get_chitiet()['tong_dt_3_17']/get_chitiet()['tong_dt']*100" xlink:type="simple">tt_dt_3_17</text:a></text:p>
          </table:table-cell>
          <table:table-cell table:style-name="ce25" office:value-type="string">
            <text:p><text:a xlink:href="python://get_chitiet()['tong_tt_3_17']" xlink:type="simple">tong_tt_3_17</text:a></text:p>
          </table:table-cell>
          <table:table-cell table:style-name="ce33" office:value-type="string">
            <text:p><text:a xlink:href="python://get_chitiet()['tong_tt']%20and%20get_chitiet()['tong_tt_3_17']/get_chitiet()['tong_tt']*100" xlink:type="simple">tt_tt_3_17</text:a></text:p>
          </table:table-cell>
          <table:table-cell table:style-name="ce33" office:value-type="string">
            <text:p><text:a xlink:href="python://get_chitiet()['tong_dt_3_17']%20and%20get_chitiet()['tong_tt_3_17']/get_chitiet()['tong_dt_3_17']*100" xlink:type="simple">tt_3_17</text:a>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3 số</text:p>
          </table:table-cell>
          <table:covered-table-cell table:style-name="ce20"/>
          <table:table-cell table:style-name="ce26" office:value-type="string">
            <text:p><text:a xlink:href="python://get_chitiet()['tong_dt_3']" xlink:type="simple">tong_dt_3</text:a></text:p>
          </table:table-cell>
          <table:table-cell table:style-name="ce34" office:value-type="string">
            <text:p><text:a xlink:href="python://get_chitiet()['tong_dt']%20and%20get_chitiet()['tong_dt_3']/get_chitiet()['tong_dt']*100" xlink:type="simple">tt_dt_3</text:a></text:p>
          </table:table-cell>
          <table:table-cell table:style-name="ce26" office:value-type="string">
            <text:p><text:a xlink:href="python://get_chitiet()['tong_tt_3']" xlink:type="simple">tong_tt_3</text:a></text:p>
          </table:table-cell>
          <table:table-cell table:style-name="ce34" office:value-type="string">
            <text:p><text:a xlink:href="python://get_chitiet()['tong_tt']%20and%20get_chitiet()['tong_tt_3']/get_chitiet()['tong_tt']*100" xlink:type="simple">tt_tt_3</text:a></text:p>
          </table:table-cell>
          <table:table-cell table:style-name="ce34" office:value-type="string">
            <text:p><text:a xlink:href="python://get_chitiet()['tong_dt_3']%20and%20get_chitiet()['tong_tt_3']/get_chitiet()['tong_dt_3']*100" xlink:type="simple">tt_3</text:a></text:p>
          </table:table-cell>
          <table:table-cell table:style-name="ce40" table:number-columns-repeated="1017"/>
        </table:table-row>
        <table:table-row table:style-name="ro9">
          <table:table-cell table:style-name="ce7" office:value-type="string" table:number-columns-spanned="7" table:number-rows-spanned="1">
            <text:p>4 số</text:p>
          </table:table-cell>
          <table:covered-table-cell table:style-name="ce16"/>
          <table:covered-table-cell table:style-name="ce27"/>
          <table:covered-table-cell table:style-name="ce35"/>
          <table:covered-table-cell table:style-name="ce27"/>
          <table:covered-table-cell table:number-columns-repeated="2" table:style-name="ce35"/>
          <table:table-cell table:number-columns-repeated="1017"/>
        </table:table-row>
        <table:table-row table:style-name="ro9">
          <table:table-cell table:style-name="ce12" office:value-type="float" office:value="1">
            <text:p>1</text:p>
          </table:table-cell>
          <table:table-cell table:style-name="ce16" office:value-type="string">
            <text:p>Loại 2 số 16 lô</text:p>
          </table:table-cell>
          <table:table-cell table:style-name="ce25" office:value-type="string">
            <text:p><text:a xlink:href="python://get_chitiet()['tong_dt_4_16']" xlink:type="simple">tong_dt_4_16</text:a></text:p>
          </table:table-cell>
          <table:table-cell table:style-name="ce33" office:value-type="string">
            <text:p><text:a xlink:href="python://get_chitiet()['tong_dt']%20and%20get_chitiet()['tong_dt_4_16']/get_chitiet()['tong_dt']*100" xlink:type="simple">tt_dt_4_16</text:a></text:p>
          </table:table-cell>
          <table:table-cell table:style-name="ce25" office:value-type="string">
            <text:p><text:a xlink:href="python://get_chitiet()['tong_tt_4_16']" xlink:type="simple">tong_tt_4_16</text:a></text:p>
          </table:table-cell>
          <table:table-cell table:style-name="ce33" office:value-type="string">
            <text:p><text:a xlink:href="python://get_chitiet()['tong_tt']%20and%20get_chitiet()['tong_tt_4_16']/get_chitiet()['tong_tt']*100" xlink:type="simple">tt_tt_4_16</text:a></text:p>
          </table:table-cell>
          <table:table-cell table:style-name="ce33" office:value-type="string">
            <text:p><text:a xlink:href="python://get_chitiet()['tong_dt_4_16']%20and%20get_chitiet()['tong_tt_4_16']/get_chitiet()['tong_dt_4_16']*100" xlink:type="simple">tt_4_16</text:a>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4 số</text:p>
          </table:table-cell>
          <table:covered-table-cell table:style-name="ce20"/>
          <table:table-cell table:style-name="ce26" office:value-type="string">
            <text:p><text:a xlink:href="python://get_chitiet()['tong_dt_4']" xlink:type="simple">tong_dt_4</text:a></text:p>
          </table:table-cell>
          <table:table-cell table:style-name="ce34" office:value-type="string">
            <text:p><text:a xlink:href="python://get_chitiet()['tong_dt']%20and%20get_chitiet()['tong_dt_4']/get_chitiet()['tong_dt']*100" xlink:type="simple">tt_dt_4</text:a></text:p>
          </table:table-cell>
          <table:table-cell table:style-name="ce26" office:value-type="string">
            <text:p><text:a xlink:href="python://get_chitiet()['tong_tt_4']" xlink:type="simple">tong_tt_4</text:a></text:p>
          </table:table-cell>
          <table:table-cell table:style-name="ce34" office:value-type="string">
            <text:p><text:a xlink:href="python://get_chitiet()['tong_tt']%20and%20get_chitiet()['tong_tt_4']/get_chitiet()['tong_tt']*100" xlink:type="simple">tt_tt_4</text:a></text:p>
          </table:table-cell>
          <table:table-cell table:style-name="ce34" office:value-type="string">
            <text:p><text:a xlink:href="python://get_chitiet()['tong_dt_4']%20and%20get_chitiet()['tong_tt_4']/get_chitiet()['tong_dt_4']*100" xlink:type="simple">tt_4</text:a></text:p>
          </table:table-cell>
          <table:table-cell table:style-name="ce40" table:number-columns-repeated="1017"/>
        </table:table-row>
        <table:table-row table:style-name="ro10">
          <table:table-cell table:style-name="ce13" office:value-type="string" table:number-columns-spanned="2" table:number-rows-spanned="1">
            <text:p>TỔNG CỘNG</text:p>
          </table:table-cell>
          <table:covered-table-cell table:style-name="ce13"/>
          <table:table-cell table:style-name="ce28" office:value-type="string">
            <text:p><text:a xlink:href="python://get_chitiet()['tong_dt']" xlink:type="simple">tong_dt</text:a></text:p>
          </table:table-cell>
          <table:table-cell table:style-name="ce36" table:formula="of:=[.D12]+[.D19]+[.D22]" office:value-type="float" office:value="0">
            <text:p>#VALUE!</text:p>
          </table:table-cell>
          <table:table-cell table:style-name="ce28" office:value-type="string">
            <text:p><text:a xlink:href="python://get_chitiet()['tong_tt']" xlink:type="simple">tong_tt</text:a></text:p>
          </table:table-cell>
          <table:table-cell table:style-name="ce36" table:formula="of:=[.F12]+[.F19]+[.F22]" office:value-type="float" office:value="0">
            <text:p>#VALUE!</text:p>
          </table:table-cell>
          <table:table-cell table:style-name="ce38" office:value-type="string">
            <text:p><text:a xlink:href="python://get_chitiet()['tong_dt']%20and%20get_chitiet()['tong_tt']/get_chitiet()['tong_dt']*100" xlink:type="simple">tt</text:a></text:p>
          </table:table-cell>
          <table:table-cell table:style-name="ce41" table:number-columns-repeated="1017"/>
        </table:table-row>
        <table:table-row table:style-name="ro6">
          <table:table-cell table:style-name="ce5" table:number-columns-repeated="2"/>
          <table:table-cell table:style-name="ce22"/>
          <table:table-cell table:style-name="ce30"/>
          <table:table-cell table:style-name="ce5" table:number-columns-repeated="3"/>
          <table:table-cell table:number-columns-repeated="1017"/>
        </table:table-row>
        <table:table-row table:style-name="ro11">
          <table:table-cell table:style-name="ce5" table:number-columns-repeated="2"/>
          <table:table-cell table:style-name="ce22"/>
          <table:table-cell table:style-name="ce30"/>
          <table:table-cell table:style-name="ce5"/>
          <table:table-cell table:style-name="ce37" office:value-type="string">
            <text:p>PHÒNG VÉ SỐ TỰ CHỌN</text:p>
          </table:table-cell>
          <table:table-cell table:style-name="ce5"/>
          <table:table-cell table:number-columns-repeated="1017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2T08:55:45</dc:date>
    <dc:creator>tien </dc:creator>
    <meta:editing-duration>PT3H23M9S</meta:editing-duration>
    <meta:editing-cycles>90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